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table:number-columns-spanned="4" table:number-rows-spanned="1">
            <text:p>CPU Tunin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5" office:value-type="string" table:number-columns-spanned="3" table:number-rows-spanned="1">
            <text:p>OpenCPN distribution v 0.1.5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>
            <text:p>time (seconds)</text:p>
          </table:table-cell>
          <table:table-cell table:style-name="ce3" office:value-type="string">
            <text:p>Scheduler – 1 core</text:p>
          </table:table-cell>
          <table:table-cell table:style-name="ce3" office:value-type="string">
            <text:p>No scheduler – all cores</text:p>
          </table:table-cell>
          <table:table-cell table:style-name="ce3" office:value-type="string">
            <text:p>No scheduler – 1 core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9">
            <text:p>11,69</text:p>
          </table:table-cell>
          <table:table-cell table:style-name="ce8" office:value-type="float" office:value="11.86">
            <text:p>11,86</text:p>
          </table:table-cell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75">
            <text:p>11,75</text:p>
          </table:table-cell>
          <table:table-cell table:style-name="ce8" office:value-type="float" office:value="11.86">
            <text:p>11,86</text:p>
          </table:table-cell>
          <table:table-cell table:number-columns-repeated="102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2.08">
            <text:p>12,08</text:p>
          </table:table-cell>
          <table:table-cell table:number-columns-repeated="1020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2.05">
            <text:p>12,05</text:p>
          </table:table-cell>
          <table:table-cell table:number-columns-repeated="1020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87">
            <text:p>11,87</text:p>
          </table:table-cell>
          <table:table-cell table:number-columns-repeated="1020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1.67">
            <text:p>11,67</text:p>
          </table:table-cell>
          <table:table-cell table:style-name="ce8" office:value-type="float" office:value="12.1">
            <text:p>12,1</text:p>
          </table:table-cell>
          <table:table-cell table:number-columns-repeated="1020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number-columns-repeated="1020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84">
            <text:p>11,84</text:p>
          </table:table-cell>
          <table:table-cell table:number-columns-repeated="1020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number-columns-repeated="1020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83">
            <text:p>11,83</text:p>
          </table:table-cell>
          <table:table-cell table:number-columns-repeated="1020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number-columns-repeated="1020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84">
            <text:p>11,84</text:p>
          </table:table-cell>
          <table:table-cell table:number-columns-repeated="1020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2.17">
            <text:p>12,17</text:p>
          </table:table-cell>
          <table:table-cell table:number-columns-repeated="1020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4">
            <text:p>11,64</text:p>
          </table:table-cell>
          <table:table-cell table:number-columns-repeated="1020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7">
            <text:p>11,67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6">
            <text:p>11,66</text:p>
          </table:table-cell>
          <table:table-cell table:number-columns-repeated="1020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72">
            <text:p>11,72</text:p>
          </table:table-cell>
          <table:table-cell table:number-columns-repeated="1020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4">
            <text:p>11,64</text:p>
          </table:table-cell>
          <table:table-cell table:number-columns-repeated="1020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7">
            <text:p>11,67</text:p>
          </table:table-cell>
          <table:table-cell table:number-columns-repeated="1020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71">
            <text:p>11,71</text:p>
          </table:table-cell>
          <table:table-cell table:number-columns-repeated="1020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6">
            <text:p>11,66</text:p>
          </table:table-cell>
          <table:table-cell table:number-columns-repeated="1020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71">
            <text:p>11,71</text:p>
          </table:table-cell>
          <table:table-cell table:number-columns-repeated="1020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9">
            <text:p>11,69</text:p>
          </table:table-cell>
          <table:table-cell table:number-columns-repeated="1020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57">
            <text:p>11,57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6" office:value-type="float" office:value="13.82">
            <text:p>13,82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8">
            <text:p>11,68</text:p>
          </table:table-cell>
          <table:table-cell table:style-name="ce8" office:value-type="float" office:value="11.65">
            <text:p>11,65</text:p>
          </table:table-cell>
          <table:table-cell table:number-columns-repeated="1020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57">
            <text:p>11,57</text:p>
          </table:table-cell>
          <table:table-cell table:number-columns-repeated="1020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2.31">
            <text:p>12,31</text:p>
          </table:table-cell>
          <table:table-cell table:number-columns-repeated="1020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98">
            <text:p>11,98</text:p>
          </table:table-cell>
          <table:table-cell table:number-columns-repeated="1020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number-columns-repeated="1020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9">
            <text:p>11,9</text:p>
          </table:table-cell>
          <table:table-cell table:number-columns-repeated="1020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number-columns-repeated="1020"/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2.26">
            <text:p>12,26</text:p>
          </table:table-cell>
          <table:table-cell table:number-columns-repeated="1020"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98">
            <text:p>11,98</text:p>
          </table:table-cell>
          <table:table-cell table:number-columns-repeated="1020"/>
        </table:table-row>
        <table:table-row table:style-name="ro1">
          <table:table-cell table:style-name="ce4" office:value-type="float" office:value="64">
            <text:p>64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84">
            <text:p>11,84</text:p>
          </table:table-cell>
          <table:table-cell table:number-columns-repeated="1020"/>
        </table:table-row>
        <table:table-row table:style-name="ro1">
          <table:table-cell table:style-name="ce4" office:value-type="float" office:value="65">
            <text:p>65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number-columns-repeated="1020"/>
        </table:table-row>
        <table:table-row table:style-name="ro1">
          <table:table-cell table:style-name="ce4" office:value-type="float" office:value="66">
            <text:p>66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88">
            <text:p>11,88</text:p>
          </table:table-cell>
          <table:table-cell table:number-columns-repeated="1020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86">
            <text:p>11,86</text:p>
          </table:table-cell>
          <table:table-cell table:number-columns-repeated="1020"/>
        </table:table-row>
        <table:table-row table:style-name="ro1">
          <table:table-cell table:style-name="ce4" office:value-type="float" office:value="68">
            <text:p>6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85">
            <text:p>11,85</text:p>
          </table:table-cell>
          <table:table-cell table:number-columns-repeated="1020"/>
        </table:table-row>
        <table:table-row table:style-name="ro1">
          <table:table-cell table:style-name="ce4" office:value-type="float" office:value="69">
            <text:p>6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8">
            <text:p>11,68</text:p>
          </table:table-cell>
          <table:table-cell table:style-name="ce8" office:value-type="float" office:value="11.88">
            <text:p>11,88</text:p>
          </table:table-cell>
          <table:table-cell table:number-columns-repeated="1020"/>
        </table:table-row>
        <table:table-row table:style-name="ro1">
          <table:table-cell table:style-name="ce4" office:value-type="float" office:value="70">
            <text:p>7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8">
            <text:p>11,58</text:p>
          </table:table-cell>
          <table:table-cell table:style-name="ce8" office:value-type="float" office:value="11.84">
            <text:p>11,84</text:p>
          </table:table-cell>
          <table:table-cell table:number-columns-repeated="1020"/>
        </table:table-row>
        <table:table-row table:style-name="ro1">
          <table:table-cell table:style-name="ce4" office:value-type="float" office:value="71">
            <text:p>7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2.49">
            <text:p>12,49</text:p>
          </table:table-cell>
          <table:table-cell table:number-columns-repeated="1020"/>
        </table:table-row>
        <table:table-row table:style-name="ro1">
          <table:table-cell table:style-name="ce4" office:value-type="float" office:value="72">
            <text:p>7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80">
            <text:p>80</text:p>
          </table:table-cell>
          <table:table-cell table:style-name="ce6" office:value-type="float" office:value="13.86">
            <text:p>13,86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81">
            <text:p>8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82">
            <text:p>8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83">
            <text:p>83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84">
            <text:p>84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85">
            <text:p>85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86">
            <text:p>8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59">
            <text:p>11,59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87">
            <text:p>8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7">
            <text:p>11,67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89">
            <text:p>8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90">
            <text:p>9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92">
            <text:p>9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93">
            <text:p>9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95">
            <text:p>9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96">
            <text:p>9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76">
            <text:p>11,76</text:p>
          </table:table-cell>
          <table:table-cell table:number-columns-repeated="1020"/>
        </table:table-row>
        <table:table-row table:style-name="ro1">
          <table:table-cell table:style-name="ce4" office:value-type="float" office:value="97">
            <text:p>97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2.48">
            <text:p>12,48</text:p>
          </table:table-cell>
          <table:table-cell table:number-columns-repeated="1020"/>
        </table:table-row>
        <table:table-row table:style-name="ro1">
          <table:table-cell table:style-name="ce4" office:value-type="float" office:value="98">
            <text:p>98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number-columns-repeated="1020"/>
        </table:table-row>
        <table:table-row table:style-name="ro1">
          <table:table-cell table:style-name="ce4" office:value-type="float" office:value="99">
            <text:p>9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2.29">
            <text:p>12,29</text:p>
          </table:table-cell>
          <table:table-cell table:number-columns-repeated="1020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101">
            <text:p>101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102">
            <text:p>102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103">
            <text:p>103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104">
            <text:p>104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105">
            <text:p>105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5">
            <text:p>11,65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106">
            <text:p>10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107">
            <text:p>107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108">
            <text:p>108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109">
            <text:p>109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110">
            <text:p>11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4">
            <text:p>11,64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112">
            <text:p>112</text:p>
          </table:table-cell>
          <table:table-cell table:style-name="ce6" office:value-type="float" office:value="13.83">
            <text:p>13,83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">
            <text:p>11,6</text:p>
          </table:table-cell>
          <table:table-cell table:number-columns-repeated="1020"/>
        </table:table-row>
        <table:table-row table:style-name="ro1">
          <table:table-cell table:style-name="ce4" office:value-type="float" office:value="113">
            <text:p>113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114">
            <text:p>114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58">
            <text:p>11,58</text:p>
          </table:table-cell>
          <table:table-cell table:number-columns-repeated="1020"/>
        </table:table-row>
        <table:table-row table:style-name="ro1">
          <table:table-cell table:style-name="ce4" office:value-type="float" office:value="115">
            <text:p>115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>
          <table:table-cell table:style-name="ce4" office:value-type="float" office:value="116">
            <text:p>116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117">
            <text:p>117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number-columns-repeated="1020"/>
        </table:table-row>
        <table:table-row table:style-name="ro1">
          <table:table-cell table:style-name="ce4" office:value-type="float" office:value="118">
            <text:p>118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">
            <text:p>11,6</text:p>
          </table:table-cell>
          <table:table-cell table:style-name="ce8" office:value-type="float" office:value="11.57">
            <text:p>11,57</text:p>
          </table:table-cell>
          <table:table-cell table:number-columns-repeated="1020"/>
        </table:table-row>
        <table:table-row table:style-name="ro1">
          <table:table-cell table:style-name="ce4" office:value-type="float" office:value="119">
            <text:p>119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number-columns-repeated="1020"/>
        </table:table-row>
        <table:table-row table:style-name="ro1">
          <table:table-cell table:style-name="ce4" office:value-type="float" office:value="120">
            <text:p>120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number-columns-repeated="1020"/>
        </table:table-row>
        <table:table-row table:style-name="ro1">
          <table:table-cell table:style-name="ce4" office:value-type="float" office:value="121">
            <text:p>121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1.63">
            <text:p>11,63</text:p>
          </table:table-cell>
          <table:table-cell table:style-name="ce8" office:value-type="float" office:value="11.63">
            <text:p>11,6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Average Power</text:p>
          </table:table-cell>
          <table:table-cell table:style-name="ce7" office:value-type="float" office:value="13.6087804878049">
            <text:p>13,6087804878</text:p>
          </table:table-cell>
          <table:table-cell table:style-name="ce7" office:value-type="float" office:value="11.4330894308943">
            <text:p>11,4330894309</text:p>
          </table:table-cell>
          <table:table-cell table:style-name="ce7" office:value-type="float" office:value="11.5294444444444">
            <text:p>11,529444444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" table:style-name="ta1">
        <table:shapes>
          <draw:frame draw:z-index="0" draw:style-name="gr1" svg:width="35.805cm" svg:height="12.459cm" svg:x="0cm" svg:y="0cm">
            <draw:object draw:notify-on-update-of-ranges="data.B3:data.B3 data.B4:data.B124 data.C3:data.C3 data.C4:data.C124 data.D3:data.D3 data.D4:data.D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6:04:21</meta:creation-date>
    <dc:date>2013-04-30T16:31:52</dc:date>
    <meta:editing-duration>PT21M22S</meta:editing-duration>
    <meta:editing-cycles>12</meta:editing-cycles>
    <meta:generator>LibreOffice/3.5$Linux_X86_64 LibreOffice_project/350m1$Build-2</meta:generator>
    <meta:document-statistic meta:table-count="2" meta:cell-count="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25" chart:maximum="14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06cm" svg:height="12.46cm" xlink:href=".." xlink:type="simple" chart:class="chart:line" chart:style-name="ch1">
        <chart:title svg:x="12.29cm" svg:y="0.385cm" chart:style-name="ch2">
          <text:p>Comparison of enhancements possibilities (CPU tuning)</text:p>
        </chart:title>
        <chart:legend svg:x="29.688cm" svg:y="5.433cm" style:legend-expansion="custom" chartooo:width="5.908cm" chartooo:height="1.594cm" style:legend-expansion-aspect-ratio="3.70639899623588" chart:style-name="ch3"/>
        <chart:plot-area chart:style-name="ch4" table:cell-range-address="data.B3:data.D124" chart:data-source-has-labels="row" svg:x="0.959cm" svg:y="1.129cm" svg:width="29.334cm" svg:height="10.564cm">
          <chartooo:coordinate-region svg:x="2.057cm" svg:y="1.328cm" svg:width="28.037cm" svg:height="9.559cm"/>
          <chart:axis chart:dimension="x" chart:name="primary-x" chart:style-name="ch5">
            <chart:title svg:x="13.838cm" svg:y="11.636cm" chart:style-name="ch6">
              <text:p>Time elapsed (seconds)</text:p>
            </chart:title>
          </chart:axis>
          <chart:axis chart:dimension="y" chart:name="primary-y" chart:style-name="ch7">
            <chart:title svg:x="0.192cm" svg:y="7.952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24" chart:label-cell-address="data.B3:data.B3" chart:class="chart:line">
            <chart:data-point chart:repeated="121"/>
          </chart:series>
          <chart:series chart:style-name="ch11" chart:values-cell-range-address="data.C4:data.C124" chart:label-cell-address="data.C3:data.C3" chart:class="chart:line">
            <chart:data-point chart:repeated="121"/>
          </chart:series>
          <chart:series chart:style-name="ch12" chart:values-cell-range-address="data.D4:data.D124" chart:label-cell-address="data.D3:data.D3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uler – 1 core</text:p>
                <draw:g>
                  <svg:desc>data.B3:data.B3</svg:desc>
                </draw:g>
              </table:table-cell>
              <table:table-cell office:value-type="string">
                <text:p>No scheduler – all cores</text:p>
                <draw:g>
                  <svg:desc>data.C3:data.C3</svg:desc>
                </draw:g>
              </table:table-cell>
              <table:table-cell office:value-type="string">
                <text:p>No scheduler – 1 core</text:p>
                <draw:g>
                  <svg:desc>data.D3:data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2">
                <text:p>13.82</text:p>
                <draw:g>
                  <svg:desc>data.B4:data.B124</svg:desc>
                </draw:g>
              </table:table-cell>
              <table:table-cell office:value-type="float" office:value="11.69">
                <text:p>11.69</text:p>
                <draw:g>
                  <svg:desc>data.C4:data.C124</svg:desc>
                </draw:g>
              </table:table-cell>
              <table:table-cell office:value-type="float" office:value="11.86">
                <text:p>11.86</text:p>
                <draw:g>
                  <svg:desc>data.D4:data.D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4">
                <text:p>13.84</text:p>
              </table:table-cell>
              <table:table-cell office:value-type="float" office:value="11.75">
                <text:p>11.75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5">
                <text:p>13.85</text:p>
              </table:table-cell>
              <table:table-cell office:value-type="float" office:value="11.67">
                <text:p>11.6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5">
                <text:p>13.85</text:p>
              </table:table-cell>
              <table:table-cell office:value-type="float" office:value="11.65">
                <text:p>11.65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84">
                <text:p>13.84</text:p>
              </table:table-cell>
              <table:table-cell office:value-type="float" office:value="11.67">
                <text:p>11.67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2">
                <text:p>13.82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82">
                <text:p>13.82</text:p>
              </table:table-cell>
              <table:table-cell office:value-type="float" office:value="11.62">
                <text:p>11.6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2">
                <text:p>13.82</text:p>
              </table:table-cell>
              <table:table-cell office:value-type="float" office:value="11.57">
                <text:p>11.57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4">
                <text:p>13.84</text:p>
              </table:table-cell>
              <table:table-cell office:value-type="float" office:value="11.58">
                <text:p>11.58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86">
                <text:p>13.86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83">
                <text:p>13.83</text:p>
              </table:table-cell>
              <table:table-cell office:value-type="float" office:value="11.67">
                <text:p>11.67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5">
                <text:p>13.85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85">
                <text:p>13.85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